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F55F3775EE854965.png" manifest:media-type="image/png"/>
  <manifest:file-entry manifest:full-path="Pictures/100000000000026400000198FBE8A0DA3121E2D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41cm, 0cm, 4.41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2" draw:layer="layout" svg:width="7.365cm" svg:height="10.794cm" svg:x="10.414cm" svg:y="5.162cm">
          <draw:image xlink:href="Pictures/100000000000026400000198FBE8A0DA3121E2D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2" draw:layer="layout" svg:width="28.076cm" svg:height="15.792cm" svg:x="0cm" svg:y="2.593cm">
          <draw:image xlink:href="Pictures/100002010000078000000438F55F3775EE8549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20:43:06.549237355</meta:creation-date>
    <dc:date>2018-07-11T00:55:49.492169437</dc:date>
    <meta:editing-duration>PT2H34M37S</meta:editing-duration>
    <meta:editing-cycles>4</meta:editing-cycles>
    <meta:generator>LibreOffice/5.1.6.2$Linux_X86_64 LibreOffice_project/10m0$Build-2</meta:generator>
    <meta:document-statistic meta:object-count="47"/>
  </office:meta>
</office:document-meta>
</file>